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570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681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2673in"/>
    </style:style>
    <style:style style:name="co6" style:family="table-column">
      <style:table-column-properties fo:break-before="auto" style:column-width="1.3429in"/>
    </style:style>
    <style:style style:name="co7" style:family="table-column">
      <style:table-column-properties fo:break-before="auto" style:column-width="0.3217in"/>
    </style:style>
    <style:style style:name="co8" style:family="table-column">
      <style:table-column-properties fo:break-before="auto" style:column-width="0.3in"/>
    </style:style>
    <style:style style:name="co9" style:family="table-column">
      <style:table-column-properties fo:break-before="auto" style:column-width="0.3102in"/>
    </style:style>
    <style:style style:name="co10" style:family="table-column">
      <style:table-column-properties fo:break-before="auto" style:column-width="0.3429in"/>
    </style:style>
    <style:style style:name="co11" style:family="table-column">
      <style:table-column-properties fo:break-before="auto" style:column-width="0.289in"/>
    </style:style>
    <style:style style:name="co12" style:family="table-column">
      <style:table-column-properties fo:break-before="auto" style:column-width="0.2783in"/>
    </style:style>
    <style:style style:name="co13" style:family="table-column">
      <style:table-column-properties fo:break-before="auto" style:column-width="1.490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1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bold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'IPIP Big 5 Sample Questionnaire'.$B$75:$'IPIP Big 5 Sample Questionnaire'.$E$75])" table:allow-empty-cell="false" table:display-list="no" table:base-cell-address="'IPIP Big 5 Sample Questionnaire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  <table:content-validation table:name="val2" table:condition="of:cell-content-is-in-list([$'IPIP Big 5 Sample Questionnaire'.$B$75:$'IPIP Big 5 Sample Questionnaire'.$E$75])" table:allow-empty-cell="false" table:display-list="no" table:base-cell-address="'IPIP Big 5 Sample Questionnaire'.B52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" table:display="true">
            <text:p>Only "x", "X", "y", or "Y" are valid in this cell!</text:p>
          </table:error-message>
        </table:content-validation>
      </table:content-validations>
      <table:table table:name="IPIP Big 5 Sample Questionnai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2" table:number-columns-repeated="2" table:default-cell-style-name="ce5"/>
        <table:table-column table:style-name="co5" table:default-cell-style-name="ce26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22"/>
        <table:table-column table:style-name="co2" table:default-cell-style-name="Default"/>
        <table:table-row table:style-name="ro1">
          <table:table-cell table:style-name="ce4" office:value-type="string" calcext:value-type="string" table:number-columns-spanned="6" table:number-rows-spanned="1">
            <text:p>IPIP 50 Item Big Five Sample Questionnaire</text:p>
          </table:table-cell>
          <table:covered-table-cell table:style-name="ce4"/>
          <table:covered-table-cell table:number-columns-repeated="4" table:style-name="ce19"/>
          <table:table-cell table:number-columns-repeated="10"/>
        </table:table-row>
        <table:table-row table:style-name="ro2">
          <table:table-cell/>
          <table:table-cell table:style-name="ce15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19"/>
          <table:table-cell table:number-columns-repeated="10"/>
        </table:table-row>
        <table:table-row table:style-name="ro3">
          <table:table-cell table:style-name="ce1" office:value-type="string" calcext:value-type="string">
            <text:p>With Respect to the Person Being Analyzed,</text:p>
          </table:table-cell>
          <table:table-cell table:style-name="ce6" office:value-type="string" calcext:value-type="string">
            <text:p>Very</text:p>
          </table:table-cell>
          <table:table-cell table:style-name="ce6" table:number-columns-repeated="3"/>
          <table:table-cell table:style-name="ce6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1"/>
          <table:table-cell table:style-name="ce6"/>
          <table:table-cell table:number-columns-repeated="7"/>
        </table:table-row>
        <table:table-row table:style-name="ro3">
          <table:table-cell table:style-name="ce1" office:value-type="string" calcext:value-type="string">
            <text:p>How Accurate Is Each Item?</text:p>
          </table:table-cell>
          <table:table-cell table:number-columns-repeated="2" table:style-name="ce6" office:value-type="string" calcext:value-type="string">
            <text:p>Inaccurate</text:p>
          </table:table-cell>
          <table:table-cell table:style-name="ce6" office:value-type="string" calcext:value-type="string">
            <text:p>Neutral</text:p>
          </table:table-cell>
          <table:table-cell table:number-columns-repeated="2" table:style-name="ce6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1" office:value-type="string" calcext:value-type="string">
            <text:p>Factor</text:p>
          </table:table-cell>
          <table:table-cell table:style-name="ce6" office:value-type="string" calcext:value-type="string">
            <text:p>Key</text:p>
          </table:table-cell>
          <table:table-cell table:number-columns-repeated="5" table:style-name="ce6" office:value-type="string" calcext:value-type="string">
            <text:p>Val</text:p>
          </table:table-cell>
          <table:table-cell table:style-name="ce23" office:value-type="string" calcext:value-type="string">
            <text:p>Score For This Item</text:p>
          </table:table-cell>
          <table:table-cell/>
        </table:table-row>
        <table:table-row table:style-name="ro4">
          <table:table-cell office:value-type="string" calcext:value-type="string">
            <text:p>They are/I am the life of the party.</text:p>
          </table:table-cell>
          <table:table-cell table:style-name="ce19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]);[.J5];IF(ISTEXT([.C5]);[.K5];IF(ISTEXT([.D5]);[.L5];IF(ISTEXT([.E5]);[.M5];IF(ISTEXT([.F5]);[.N5];0)))))" office:value-type="float" office:value="2" calcext:value-type="float">
            <text:p>2</text:p>
          </table:table-cell>
          <table:table-cell table:style-name="ce22"/>
        </table:table-row>
        <table:table-row table:style-name="ro4">
          <table:table-cell office:value-type="string" calcext:value-type="string">
            <text:p>Feel little concern for others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6]);[.J6];IF(ISTEXT([.C6]);[.K6];IF(ISTEXT([.D6]);[.L6];IF(ISTEXT([.E6]);[.M6];IF(ISTEXT([.F6]);[.N6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They are/I am always prepared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7]);[.J7];IF(ISTEXT([.C7]);[.K7];IF(ISTEXT([.D7]);[.L7];IF(ISTEXT([.E7]);[.M7];IF(ISTEXT([.F7]);[.N7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8]);[.J8];IF(ISTEXT([.C8]);[.K8];IF(ISTEXT([.D8]);[.L8];IF(ISTEXT([.E8]);[.M8];IF(ISTEXT([.F8]);[.N8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9]);[.J9];IF(ISTEXT([.C9]);[.K9];IF(ISTEXT([.D9]);[.L9];IF(ISTEXT([.E9]);[.M9];IF(ISTEXT([.F9]);[.N9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Don't talk a lot.</text:p>
          </table:table-cell>
          <table:table-cell table:style-name="ce20" table:content-validation-name="val1" table:number-columns-repeated="4"/>
          <table:table-cell table:style-name="ce2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0]);[.J10];IF(ISTEXT([.C10]);[.K10];IF(ISTEXT([.D10]);[.L10];IF(ISTEXT([.E10]);[.M10];IF(ISTEXT([.F10]);[.N10];0)))))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They are/I am interested in people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1]);[.J11];IF(ISTEXT([.C11]);[.K11];IF(ISTEXT([.D11]);[.L11];IF(ISTEXT([.E11]);[.M11];IF(ISTEXT([.F11]);[.N11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Leave their/my belongings around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2]);[.J12];IF(ISTEXT([.C12]);[.K12];IF(ISTEXT([.D12]);[.L12];IF(ISTEXT([.E12]);[.M12];IF(ISTEXT([.F12]);[.N12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They are/I am relaxed most of the time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3]);[.J13];IF(ISTEXT([.C13]);[.K13];IF(ISTEXT([.D13]);[.L13];IF(ISTEXT([.E13]);[.M13];IF(ISTEXT([.F13]);[.N13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4]);[.J14];IF(ISTEXT([.C14]);[.K14];IF(ISTEXT([.D14]);[.L14];IF(ISTEXT([.E14]);[.M14];IF(ISTEXT([.F14]);[.N14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5]);[.J15];IF(ISTEXT([.C15]);[.K15];IF(ISTEXT([.D15]);[.L15];IF(ISTEXT([.E15]);[.M15];IF(ISTEXT([.F15]);[.N15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16]);[.J16];IF(ISTEXT([.C16]);[.K16];IF(ISTEXT([.D16]);[.L16];IF(ISTEXT([.E16]);[.M16];IF(ISTEXT([.F16]);[.N16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Pay attention to details.</text:p>
          </table:table-cell>
          <table:table-cell table:style-name="ce20" table:content-validation-name="val1" table:number-columns-repeated="4"/>
          <table:table-cell table:style-name="ce2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7]);[.J17];IF(ISTEXT([.C17]);[.K17];IF(ISTEXT([.D17]);[.L17];IF(ISTEXT([.E17]);[.M17];IF(ISTEXT([.F17]);[.N17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8]);[.J18];IF(ISTEXT([.C18]);[.K18];IF(ISTEXT([.D18]);[.L18];IF(ISTEXT([.E18]);[.M18];IF(ISTEXT([.F18]);[.N18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Have a vivid imagination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19]);[.J19];IF(ISTEXT([.C19]);[.K19];IF(ISTEXT([.D19]);[.L19];IF(ISTEXT([.E19]);[.M19];IF(ISTEXT([.F19]);[.N19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0]);[.J20];IF(ISTEXT([.C20]);[.K20];IF(ISTEXT([.D20]);[.L20];IF(ISTEXT([.E20]);[.M20];IF(ISTEXT([.F20]);[.N20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Sympathize with others' feelings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1]);[.J21];IF(ISTEXT([.C21]);[.K21];IF(ISTEXT([.D21]);[.L21];IF(ISTEXT([.E21]);[.M21];IF(ISTEXT([.F21]);[.N21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Make a mess of things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2]);[.J22];IF(ISTEXT([.C22]);[.K22];IF(ISTEXT([.D22]);[.L22];IF(ISTEXT([.E22]);[.M22];IF(ISTEXT([.F22]);[.N22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3]);[.J23];IF(ISTEXT([.C23]);[.K23];IF(ISTEXT([.D23]);[.L23];IF(ISTEXT([.E23]);[.M23];IF(ISTEXT([.F23]);[.N23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They are/I am not interested in abstract ideas.</text:p>
          </table:table-cell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4]);[.J24];IF(ISTEXT([.C24]);[.K24];IF(ISTEXT([.D24]);[.L24];IF(ISTEXT([.E24]);[.M24];IF(ISTEXT([.F24]);[.N24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Start conversations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5]);[.J25];IF(ISTEXT([.C25]);[.K25];IF(ISTEXT([.D25]);[.L25];IF(ISTEXT([.E25]);[.M25];IF(ISTEXT([.F25]);[.N25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They are/I am not interested in other people's problems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26]);[.J26];IF(ISTEXT([.C26]);[.K26];IF(ISTEXT([.D26]);[.L26];IF(ISTEXT([.E26]);[.M26];IF(ISTEXT([.F26]);[.N26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7]);[.J27];IF(ISTEXT([.C27]);[.K27];IF(ISTEXT([.D27]);[.L27];IF(ISTEXT([.E27]);[.M27];IF(ISTEXT([.F27]);[.N27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They are/I am easily disturbed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8]);[.J28];IF(ISTEXT([.C28]);[.K28];IF(ISTEXT([.D28]);[.L28];IF(ISTEXT([.E28]);[.M28];IF(ISTEXT([.F28]);[.N28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Have excellent ideas.</text:p>
          </table:table-cell>
          <table:table-cell table:style-name="ce20" table:content-validation-name="val1" table:number-columns-repeated="4"/>
          <table:table-cell table:style-name="ce2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29]);[.J29];IF(ISTEXT([.C29]);[.K29];IF(ISTEXT([.D29]);[.L29];IF(ISTEXT([.E29]);[.M29];IF(ISTEXT([.F29]);[.N29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0]);[.J30];IF(ISTEXT([.C30]);[.K30];IF(ISTEXT([.D30]);[.L30];IF(ISTEXT([.E30]);[.M30];IF(ISTEXT([.F30]);[.N30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Have a soft heart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1]);[.J31];IF(ISTEXT([.C31]);[.K31];IF(ISTEXT([.D31]);[.L31];IF(ISTEXT([.E31]);[.M31];IF(ISTEXT([.F31]);[.N31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2]);[.J32];IF(ISTEXT([.C32]);[.K32];IF(ISTEXT([.D32]);[.L32];IF(ISTEXT([.E32]);[.M32];IF(ISTEXT([.F32]);[.N32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3]);[.J33];IF(ISTEXT([.C33]);[.K33];IF(ISTEXT([.D33]);[.L33];IF(ISTEXT([.E33]);[.M33];IF(ISTEXT([.F33]);[.N33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Do not have a good imagination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4]);[.J34];IF(ISTEXT([.C34]);[.K34];IF(ISTEXT([.D34]);[.L34];IF(ISTEXT([.E34]);[.M34];IF(ISTEXT([.F34]);[.N34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5]);[.J35];IF(ISTEXT([.C35]);[.K35];IF(ISTEXT([.D35]);[.L35];IF(ISTEXT([.E35]);[.M35];IF(ISTEXT([.F35]);[.N35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They are/I am not really interested in others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36]);[.J36];IF(ISTEXT([.C36]);[.K36];IF(ISTEXT([.D36]);[.L36];IF(ISTEXT([.E36]);[.M36];IF(ISTEXT([.F36]);[.N36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7]);[.J37];IF(ISTEXT([.C37]);[.K37];IF(ISTEXT([.D37]);[.L37];IF(ISTEXT([.E37]);[.M37];IF(ISTEXT([.F37]);[.N37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Change their/my mood a lot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8]);[.J38];IF(ISTEXT([.C38]);[.K38];IF(ISTEXT([.D38]);[.L38];IF(ISTEXT([.E38]);[.M38];IF(ISTEXT([.F38]);[.N38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They are/I am quick to understand things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39]);[.J39];IF(ISTEXT([.C39]);[.K39];IF(ISTEXT([.D39]);[.L39];IF(ISTEXT([.E39]);[.M39];IF(ISTEXT([.F39]);[.N39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40]);[.J40];IF(ISTEXT([.C40]);[.K40];IF(ISTEXT([.D40]);[.L40];IF(ISTEXT([.E40]);[.M40];IF(ISTEXT([.F40]);[.N40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Take time out for others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1]);[.J41];IF(ISTEXT([.C41]);[.K41];IF(ISTEXT([.D41]);[.L41];IF(ISTEXT([.E41]);[.M41];IF(ISTEXT([.F41]);[.N41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<text:span text:style-name="T1">Shirk their/</text:span>my duties.</text:p>
          </table:table-cell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42]);[.J42];IF(ISTEXT([.C42]);[.K42];IF(ISTEXT([.D42]);[.L42];IF(ISTEXT([.E42]);[.M42];IF(ISTEXT([.F42]);[.N42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4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3]);[.J43];IF(ISTEXT([.C43]);[.K43];IF(ISTEXT([.D43]);[.L43];IF(ISTEXT([.E43]);[.M43];IF(ISTEXT([.F43]);[.N43];0)))))" office:value-type="float" office:value="1" calcext:value-type="float">
            <text:p>1</text:p>
          </table:table-cell>
          <table:table-cell/>
        </table:table-row>
        <table:table-row table:style-name="ro4">
          <table:table-cell office:value-type="string" calcext:value-type="string">
            <text:p>Use difficult words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4]);[.J44];IF(ISTEXT([.C44]);[.K44];IF(ISTEXT([.D44]);[.L44];IF(ISTEXT([.E44]);[.M44];IF(ISTEXT([.F44]);[.N44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Don't mind being the center of attention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5]);[.J45];IF(ISTEXT([.C45]);[.K45];IF(ISTEXT([.D45]);[.L45];IF(ISTEXT([.E45]);[.M45];IF(ISTEXT([.F45]);[.N45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6]);[.J46];IF(ISTEXT([.C46]);[.K46];IF(ISTEXT([.D46]);[.L46];IF(ISTEXT([.E46]);[.M46];IF(ISTEXT([.F46]);[.N46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Follow a schedule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7]);[.J47];IF(ISTEXT([.C47]);[.K47];IF(ISTEXT([.D47]);[.L47];IF(ISTEXT([.E47]);[.M47];IF(ISTEXT([.F47]);[.N47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8]);[.J48];IF(ISTEXT([.C48]);[.K48];IF(ISTEXT([.D48]);[.L48];IF(ISTEXT([.E48]);[.M48];IF(ISTEXT([.F48]);[.N48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20" table:content-validation-name="val1" table:number-columns-repeated="4"/>
          <table:table-cell table:style-name="ce2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49]);[.J49];IF(ISTEXT([.C49]);[.K49];IF(ISTEXT([.D49]);[.L49];IF(ISTEXT([.E49]);[.M49];IF(ISTEXT([.F49]);[.N49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They are/I am quiet around strangers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Extraversion</text:p>
          </table:table-cell>
          <table:table-cell office:value-type="string" calcext:value-type="string">
            <text:p><text:s/>-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TEXT([.B50]);[.J50];IF(ISTEXT([.C50]);[.K50];IF(ISTEXT([.D50]);[.L50];IF(ISTEXT([.E50]);[.M50];IF(ISTEXT([.F50]);[.N50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Make people feel at ease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Agreeable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1]);[.J51];IF(ISTEXT([.C51]);[.K51];IF(ISTEXT([.D51]);[.L51];IF(ISTEXT([.E51]);[.M51];IF(ISTEXT([.F51]);[.N51];0)))))" office:value-type="float" office:value="4" calcext:value-type="float">
            <text:p>4</text:p>
          </table:table-cell>
          <table:table-cell/>
        </table:table-row>
        <table:table-row table:style-name="ro4">
          <table:table-cell office:value-type="string" calcext:value-type="string">
            <text:p>They are/I am exacting in my work.</text:p>
          </table:table-cell>
          <table:table-cell table:style-name="ce20" table:content-validation-name="val2"/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Conscientious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2]);[.J52];IF(ISTEXT([.C52]);[.K52];IF(ISTEXT([.D52]);[.L52];IF(ISTEXT([.E52]);[.M52];IF(ISTEXT([.F52]);[.N52];0)))))" office:value-type="float" office:value="5" calcext:value-type="float">
            <text:p>5</text:p>
          </table:table-cell>
          <table:table-cell/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 table:number-columns-repeated="3"/>
          <table:table-cell office:value-type="string" calcext:value-type="string">
            <text:p>|</text:p>
          </table:table-cell>
          <table:table-cell office:value-type="string" calcext:value-type="string">
            <text:p>Neuroticism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3]);[.J53];IF(ISTEXT([.C53]);[.K53];IF(ISTEXT([.D53]);[.L53];IF(ISTEXT([.E53]);[.M53];IF(ISTEXT([.F53]);[.N53];0)))))" office:value-type="float" office:value="2" calcext:value-type="float">
            <text:p>2</text:p>
          </table:table-cell>
          <table:table-cell/>
        </table:table-row>
        <table:table-row table:style-name="ro4">
          <table:table-cell office:value-type="string" calcext:value-type="string">
            <text:p>They are/I am full of ideas.</text:p>
          </table:table-cell>
          <table:table-cell table:style-name="ce20" table:content-validation-name="val1" table:number-columns-repeated="3"/>
          <table:table-cell table:style-name="ce20" table:content-validation-name="val1" office:value-type="string" calcext:value-type="string">
            <text:p>x</text:p>
          </table:table-cell>
          <table:table-cell table:style-name="ce20" table:content-validation-name="val1"/>
          <table:table-cell office:value-type="string" calcext:value-type="string">
            <text:p>|</text:p>
          </table:table-cell>
          <table:table-cell office:value-type="string" calcext:value-type="string">
            <text:p>Openness</text:p>
          </table:table-cell>
          <table:table-cell office:value-type="string" calcext:value-type="string">
            <text:p><text:s/>+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IF(ISTEXT([.B54]);[.J54];IF(ISTEXT([.C54]);[.K54];IF(ISTEXT([.D54]);[.L54];IF(ISTEXT([.E54]);[.M54];IF(ISTEXT([.F54]);[.N54];0)))))" office:value-type="float" office:value="4" calcext:value-type="float">
            <text:p>4</text:p>
          </table:table-cell>
          <table:table-cell/>
        </table:table-row>
        <table:table-row table:style-name="ro4">
          <table:table-cell/>
          <table:table-cell table:style-name="ce19" table:content-validation-name="val1" table:number-columns-repeated="5"/>
          <table:table-cell office:value-type="string" calcext:value-type="string">
            <text:p>|</text:p>
          </table:table-cell>
          <table:table-cell table:number-columns-repeated="9"/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19"/>
          <table:table-cell office:value-type="string" calcext:value-type="string">
            <text:p>|</text:p>
          </table:table-cell>
          <table:table-cell office:value-type="string" calcext:value-type="string" table:number-columns-spanned="8" table:number-rows-spanned="1">
            <text:p>----------------------------------------------------------------------------------------------------</text:p>
          </table:table-cell>
          <table:covered-table-cell table:number-columns-repeated="6" table:style-name="ce19"/>
          <table:covered-table-cell/>
          <table:table-cell/>
        </table:table-row>
        <table:table-row table:style-name="ro4">
          <table:table-cell table:number-columns-repeated="16"/>
        </table:table-row>
        <table:table-row table:style-name="ro4">
          <table:table-cell table:style-name="ce11" office:value-type="string" calcext:value-type="string" table:number-columns-spanned="15" table:number-rows-spanned="1">
            <text:p>Items were copied from <text:span text:style-name="T2">https://ipip.ori.org/New_IPIP-50-item-scale.htm</text:span> on May 23, 2020.</text:p>
          </table:table-cell>
          <table:covered-table-cell table:number-columns-repeated="5" table:style-name="ce19"/>
          <table:covered-table-cell table:number-columns-repeated="2"/>
          <table:covered-table-cell table:number-columns-repeated="4" table:style-name="Default"/>
          <table:covered-table-cell table:number-columns-repeated="2" table:style-name="ce19"/>
          <table:covered-table-cell/>
          <table:table-cell/>
        </table:table-row>
        <table:table-row table:style-name="ro4" table:number-rows-repeated="3">
          <table:table-cell table:number-columns-repeated="16"/>
        </table:table-row>
        <table:table-row table:style-name="ro4">
          <table:table-cell/>
          <table:table-cell table:style-name="ce8" table:number-columns-repeated="2"/>
          <table:table-cell table:number-columns-repeated="13"/>
        </table:table-row>
        <table:table-row table:style-name="ro1">
          <table:table-cell table:style-name="ce2" office:value-type="string" calcext:value-type="string">
            <text:p>Score:</text:p>
          </table:table-cell>
          <table:table-cell table:style-name="ce8" office:value-type="string" calcext:value-type="string">
            <text:p><text:span text:style-name="T3">Raw </text:span>10-50</text:p>
          </table:table-cell>
          <table:table-cell table:style-name="ce8" office:value-type="string" calcext:value-type="string">
            <text:p>Percent</text:p>
          </table:table-cell>
          <table:table-cell table:style-name="ce8" office:value-type="string" calcext:value-type="string">
            <text:p>Meaning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Extraversion</text:p>
          </table:table-cell>
          <table:table-cell table:formula="of:=SUM([.O5]+[.O10]+[.O15]+[.O20]+[.O25]+[.O30]+[.O35]+[.O40]+[.O45]+[.O50])" office:value-type="float" office:value="23" calcext:value-type="float">
            <text:p>23</text:p>
          </table:table-cell>
          <table:table-cell table:formula="of:=PRODUCT(ORG.LIBREOFFICE.RAWSUBTRACT( [.B64];5);2)" office:value-type="float" office:value="36" calcext:value-type="float">
            <text:p>36</text:p>
          </table:table-cell>
          <table:table-cell table:style-name="ce9" table:formula="of:=IF([.C64]&lt;=20;&quot;Very Low&quot;;IF([.C64]&lt;=36;&quot;Low&quot;;IF([.C64]&lt;=46;&quot;A Little Low&quot;;IF([.C64]&lt;=53;&quot;Average&quot;;IF([.C64]&lt;=63;&quot;A Little High&quot;;IF([.C64]&lt;=80;&quot;High&quot;;&quot;Very High&quot;))))))" office:value-type="string" office:string-value="Low" calcext:value-type="string">
            <text:p>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Agreeableness</text:p>
          </table:table-cell>
          <table:table-cell table:formula="of:=SUM([.O6]+[.O11]+[.O16]+[.O21]+[.O26]+[.O31]+[.O36]+[.O41]+[.O46]+[.O51])" office:value-type="float" office:value="41" calcext:value-type="float">
            <text:p>41</text:p>
          </table:table-cell>
          <table:table-cell table:formula="of:=PRODUCT(ORG.LIBREOFFICE.RAWSUBTRACT( [.B65];5);2)" office:value-type="float" office:value="72" calcext:value-type="float">
            <text:p>72</text:p>
          </table:table-cell>
          <table:table-cell table:style-name="ce9" table:formula="of:=IF([.C65]&lt;=20;&quot;Very Low&quot;;IF([.C65]&lt;=36;&quot;Low&quot;;IF([.C65]&lt;=46;&quot;A Little Low&quot;;IF([.C65]&lt;=53;&quot;Average&quot;;IF([.C65]&lt;=63;&quot;A Little High&quot;;IF([.C65]&lt;=80;&quot;High&quot;;&quot;Very High&quot;))))))" office:value-type="string" office:string-value="High" calcext:value-type="string">
            <text:p>High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Conscientiousness</text:p>
          </table:table-cell>
          <table:table-cell table:formula="of:=SUM([.O7]+[.O12]+[.O17]+[.O22]+[.O27]+[.O32]+[.O37]+[.O42]+[.O47]+[.O52])" office:value-type="float" office:value="44" calcext:value-type="float">
            <text:p>44</text:p>
          </table:table-cell>
          <table:table-cell table:formula="of:=PRODUCT(ORG.LIBREOFFICE.RAWSUBTRACT( [.B66];5);2)" office:value-type="float" office:value="78" calcext:value-type="float">
            <text:p>78</text:p>
          </table:table-cell>
          <table:table-cell table:style-name="ce9" table:formula="of:=IF([.C66]&lt;=20;&quot;Very Low&quot;;IF([.C66]&lt;=36;&quot;Low&quot;;IF([.C66]&lt;=46;&quot;A Little Low&quot;;IF([.C66]&lt;=53;&quot;Average&quot;;IF([.C66]&lt;=63;&quot;A Little High&quot;;IF([.C66]&lt;=80;&quot;High&quot;;&quot;Very High&quot;))))))" office:value-type="string" office:string-value="High" calcext:value-type="string">
            <text:p>High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Neuroticism</text:p>
          </table:table-cell>
          <table:table-cell table:formula="of:=SUM([.O8]+[.O13]+[.O18]+[.O23]+[.O28]+[.O33]+[.O38]+[.O43]+[.O48]+[.O53])" office:value-type="float" office:value="19" calcext:value-type="float">
            <text:p>19</text:p>
          </table:table-cell>
          <table:table-cell table:formula="of:=PRODUCT(ORG.LIBREOFFICE.RAWSUBTRACT( [.B67];5);2)" office:value-type="float" office:value="28" calcext:value-type="float">
            <text:p>28</text:p>
          </table:table-cell>
          <table:table-cell table:style-name="ce9" table:formula="of:=IF([.C67]&lt;=20;&quot;Very Low&quot;;IF([.C67]&lt;=36;&quot;Low&quot;;IF([.C67]&lt;=46;&quot;A Little Low&quot;;IF([.C67]&lt;=53;&quot;Average&quot;;IF([.C67]&lt;=63;&quot;A Little High&quot;;IF([.C67]&lt;=80;&quot;High&quot;;&quot;Very High&quot;))))))" office:value-type="string" office:string-value="Low" calcext:value-type="string">
            <text:p>Low</text:p>
          </table:table-cell>
          <table:table-cell table:number-columns-repeated="12"/>
        </table:table-row>
        <table:table-row table:style-name="ro4">
          <table:table-cell table:style-name="ce3" office:value-type="string" calcext:value-type="string">
            <text:p>Openness</text:p>
          </table:table-cell>
          <table:table-cell table:formula="of:=SUM([.O9]+[.O14]+[.O19]+[.O24]+[.O29]+[.O34]+[.O39]+[.O44]+[.O49]+[.O54])" office:value-type="float" office:value="44" calcext:value-type="float">
            <text:p>44</text:p>
          </table:table-cell>
          <table:table-cell table:formula="of:=PRODUCT(ORG.LIBREOFFICE.RAWSUBTRACT( [.B68];5);2)" office:value-type="float" office:value="78" calcext:value-type="float">
            <text:p>78</text:p>
          </table:table-cell>
          <table:table-cell table:style-name="ce9" table:formula="of:=IF([.C68]&lt;=20;&quot;Very Low&quot;;IF([.C68]&lt;=36;&quot;Low&quot;;IF([.C68]&lt;=46;&quot;A Little Low&quot;;IF([.C68]&lt;=53;&quot;Average&quot;;IF([.C68]&lt;=63;&quot;A Little High&quot;;IF([.C68]&lt;=80;&quot;High&quot;;&quot;Very High&quot;))))))" office:value-type="string" office:string-value="High" calcext:value-type="string">
            <text:p>High</text:p>
          </table:table-cell>
          <table:table-cell table:number-columns-repeated="12"/>
        </table:table-row>
        <table:table-row table:style-name="ro4" table:number-rows-repeated="6">
          <table:table-cell table:number-columns-repeated="16"/>
        </table:table-row>
        <table:table-row table:style-name="ro4">
          <table:table-cell table:style-name="ce16" office:value-type="string" calcext:value-type="string">
            <text:p>The sheet uses these values to validate the input: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1048500">
          <table:table-cell table:number-columns-repeated="16"/>
        </table:table-row>
        <table:table-row table:style-name="ro4">
          <table:table-cell table:number-columns-repeated="16"/>
        </table:table-row>
      </table:table>
      <table:table table:name="Score Values for .csv" table:style-name="ta1">
        <office:forms form:automatic-focus="false" form:apply-design-mode="false"/>
        <table:table-column table:style-name="co2" table:number-columns-repeated="4" table:default-cell-style-name="Default"/>
        <table:table-row table:style-name="ro4">
          <table:table-cell office:value-type="string" calcext:value-type="string">
            <text:p>Score:</text:p>
          </table:table-cell>
          <table:table-cell office:value-type="string" calcext:value-type="string">
            <text:p><text:span text:style-name="T3">Raw </text:span>10-5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Meaning</text:p>
          </table:table-cell>
        </table:table-row>
        <table:table-row table:style-name="ro4">
          <table:table-cell office:value-type="string" calcext:value-type="string">
            <text:p>Extraversion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Agreeableness</text:p>
          </table:table-cell>
          <table:table-cell office:value-type="float" office:value="41" calcext:value-type="float">
            <text:p>4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Conscientiousness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</table:table-row>
        <table:table-row table:style-name="ro4">
          <table:table-cell office:value-type="string" calcext:value-type="string">
            <text:p>Neuroticism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ow</text:p>
          </table:table-cell>
        </table:table-row>
        <table:table-row table:style-name="ro4">
          <table:table-cell office:value-type="string" calcext:value-type="string">
            <text:p>Openness</text:p>
          </table:table-cell>
          <table:table-cell office:value-type="float" office:value="44" calcext:value-type="float">
            <text:p>44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igh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1">00/00/0000</text:date>, <text:time style:data-style-name="N2" text:time-value="10:24:55.777151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06-11T11:04:15.648565813</dc:date>
    <meta:editing-duration>PT13H37M9S</meta:editing-duration>
    <meta:editing-cycles>39</meta:editing-cycles>
    <meta:generator>LibreOffice/6.4.3.2$Linux_X86_64 LibreOffice_project/40$Build-2</meta:generator>
    <meta:document-statistic meta:table-count="2" meta:cell-count="629" meta:object-count="0"/>
  </office:meta>
</office:document-meta>
</file>